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79mm"/>
    </style:style>
    <style:style style:name="co2" style:family="table-column">
      <style:table-column-properties fo:break-before="auto" style:column-width="49.92mm"/>
    </style:style>
    <style:style style:name="co3" style:family="table-column">
      <style:table-column-properties fo:break-before="auto" style:column-width="29.58mm"/>
    </style:style>
    <style:style style:name="co4" style:family="table-column">
      <style:table-column-properties fo:break-before="auto" style:column-width="31.4mm"/>
    </style:style>
    <style:style style:name="co5" style:family="table-column">
      <style:table-column-properties fo:break-before="auto" style:column-width="16.88mm"/>
    </style:style>
    <style:style style:name="co6" style:family="table-column">
      <style:table-column-properties fo:break-before="auto" style:column-width="81.14mm"/>
    </style:style>
    <style:style style:name="co7" style:family="table-column">
      <style:table-column-properties fo:break-before="auto" style:column-width="25.05mm"/>
    </style:style>
    <style:style style:name="co8" style:family="table-column">
      <style:table-column-properties fo:break-before="auto" style:column-width="45.91mm"/>
    </style:style>
    <style:style style:name="co9" style:family="table-column">
      <style:table-column-properties fo:break-before="auto" style:column-width="62.62mm"/>
    </style:style>
    <style:style style:name="co10" style:family="table-column">
      <style:table-column-properties fo:break-before="auto" style:column-width="19.05mm"/>
    </style:style>
    <style:style style:name="co11" style:family="table-column">
      <style:table-column-properties fo:break-before="auto" style:column-width="7.07mm"/>
    </style:style>
    <style:style style:name="co12" style:family="table-column">
      <style:table-column-properties fo:break-before="auto" style:column-width="8.52mm"/>
    </style:style>
    <style:style style:name="co13" style:family="table-column">
      <style:table-column-properties fo:break-before="auto" style:column-width="7.8mm"/>
    </style:style>
    <style:style style:name="co14" style:family="table-column">
      <style:table-column-properties fo:break-before="auto" style:column-width="5.26mm"/>
    </style:style>
    <style:style style:name="co15" style:family="table-column">
      <style:table-column-properties fo:break-before="auto" style:column-width="4.89mm"/>
    </style:style>
    <style:style style:name="co16" style:family="table-column">
      <style:table-column-properties fo:break-before="auto" style:column-width="5.98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wrap-option="wrap"/>
    </style:style>
    <style:style style:name="ce3" style:family="table-cell" style:parent-style-name="Default"/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no-wrap"/>
    </style:style>
    <style:style style:name="ce7" style:family="table-cell" style:parent-style-name="Default"/>
    <style:style style:name="ce8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/>
          <table:table-cell table:style-name="ce2" office:value-type="string" calcext:value-type="string">
            <text:p>Forest Goblin Warband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upkeep</text:p>
          </table:table-cell>
          <table:table-cell table:style-name="ce1" office:value-type="string" calcext:value-type="string">
            <text:p>start XP</text:p>
          </table:table-cell>
          <table:table-cell table:style-name="ce1" office:value-type="string" calcext:value-type="string">
            <text:p>weapon</text:p>
          </table:table-cell>
          <table:table-cell table:style-name="ce1" office:value-type="string" calcext:value-type="string">
            <text:p>weapon cost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skill list</text:p>
          </table:table-cell>
          <table:table-cell table:style-name="ce1" office:value-type="string" calcext:value-type="string">
            <text:p>cost sum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WS</text:p>
          </table:table-cell>
          <table:table-cell table:style-name="ce1" office:value-type="string" calcext:value-type="string">
            <text:p>BS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Ld</text:p>
          </table:table-cell>
          <table:table-cell table:style-name="ce1" office:value-type="string" calcext:value-type="string">
            <text:p>A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hieftai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ee dagger, Compound Short bow, Boss pole</text:p>
          </table:table-cell>
          <table:table-cell table:style-name="ce3" office:value-type="float" office:value="30" calcext:value-type="float">
            <text:p>30</text:p>
          </table:table-cell>
          <table:table-cell table:style-name="ce5" office:value-type="string" calcext:value-type="string">
            <text:p>leader</text:p>
          </table:table-cell>
          <table:table-cell office:value-type="string" calcext:value-type="string">
            <text:p>combat, shooting, academic, speed</text:p>
          </table:table-cell>
          <table:table-cell table:style-name="ce7" table:formula="of:=([.G4]+[.C4])*[.A4]" office:value-type="float" office:value="80" calcext:value-type="float">
            <text:p>8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4"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rave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ee dagger, Compound Short bow, Spear</text:p>
          </table:table-cell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animosity (removable)</text:p>
          </table:table-cell>
          <table:table-cell office:value-type="string" calcext:value-type="string">
            <text:p>combat, shooting, speed</text:p>
          </table:table-cell>
          <table:table-cell table:style-name="ce7" table:formula="of:=([.G5]+[.C5])*[.A5]" office:value-type="float" office:value="105" calcext:value-type="float">
            <text:p>10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rave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ee dagger, Short bow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animosity (removable)</text:p>
          </table:table-cell>
          <table:table-cell office:value-type="string" calcext:value-type="string">
            <text:p>combat, shooting, speed</text:p>
          </table:table-cell>
          <table:table-cell table:style-name="ce7" table:formula="of:=([.G6]+[.C6])*[.A6]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aman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ee dagger, Magic Gubbinz</text:p>
          </table:table-cell>
          <table:table-cell table:style-name="ce3" office:value-type="float" office:value="50" calcext:value-type="float">
            <text:p>50</text:p>
          </table:table-cell>
          <table:table-cell table:style-name="ce5" office:value-type="string" calcext:value-type="string">
            <text:p>magic user [Wind of Gork]</text:p>
          </table:table-cell>
          <table:table-cell office:value-type="string" calcext:value-type="string">
            <text:p>academic, speed</text:p>
          </table:table-cell>
          <table:table-cell table:style-name="ce7" table:formula="of:=([.G7]+[.C7])*[.A7]" office:value-type="float" office:value="70" calcext:value-type="float">
            <text:p>7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orest Goblin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gger, Free dagger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nimosity</text:p>
          </table:table-cell>
          <table:table-cell/>
          <table:table-cell table:style-name="ce7" table:formula="of:=([.G8]+[.C8])*[.A8]" office:value-type="float" office:value="51" calcext:value-type="float">
            <text:p>5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luggas (5 max)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hrown weapon, Free dagger</text:p>
          </table:table-cell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animosity, sluggas</text:p>
          </table:table-cell>
          <table:table-cell/>
          <table:table-cell table:style-name="ce7" table:formula="of:=([.G9]+[.C9])*[.A9]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Red toof Boyz (5 max)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lub, Free dagger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Animosity, berserkers</text:p>
          </table:table-cell>
          <table:table-cell/>
          <table:table-cell table:style-name="ce7" table:formula="of:=([.G10]+[.C10])*[.A10]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iagantic Spider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Fear, Large monster, Posionous, Native, Non-sentient (stupid), May ride, Tough</text:p>
          </table:table-cell>
          <table:table-cell/>
          <table:table-cell table:style-name="ce7" table:formula="of:=([.G11]+[.C11])*[.A11]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Giant Spider Mount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poisoned attack, wall walk, can not wear barding</text:p>
          </table:table-cell>
          <table:table-cell/>
          <table:table-cell table:style-name="ce7" table:formula="of:=([.G12]+[.C12])*[.A12]" office:value-type="float" office:value="180" calcext:value-type="float">
            <text:p>18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2">
          <table:table-cell table:number-columns-repeated="20"/>
        </table:table-row>
        <table:table-row table:style-name="ro1">
          <table:table-cell/>
          <table:table-cell office:value-type="string" calcext:value-type="string">
            <text:p>wb rating</text:p>
          </table:table-cell>
          <table:table-cell table:style-name="ce1" table:formula="of:=[.A4]*[.E4]+[.A5]*[.E5]+[.A7]*[.E7]+SUM([.A4:.A10])*5+[.A11]*10+[.A12]*20+[.A6]*[.E6]" office:value-type="float" office:value="161" calcext:value-type="float">
            <text:p>161</text:p>
          </table:table-cell>
          <table:table-cell/>
          <table:table-cell office:value-type="string" calcext:value-type="string">
            <text:p>routtest</text:p>
          </table:table-cell>
          <table:table-cell table:style-name="ce1" table:formula="of:=ROUNDUP([.G14]/4)" office:value-type="float" office:value="2" calcext:value-type="float">
            <text:p>2</text:p>
          </table:table-cell>
          <table:table-cell table:style-name="ce4" table:formula="of:=[.A10]+[.A9]+[.A8]+[.A7]+[.A5]+[.A4]+[.A11]+[.A6]" office:value-type="float" office:value="8" calcext:value-type="float">
            <text:p>8</text:p>
          </table:table-cell>
          <table:table-cell table:number-columns-repeated="2"/>
          <table:table-cell table:style-name="ce2" table:formula="of:=SUM([.J4:.J12])" office:value-type="float" office:value="486" calcext:value-type="float">
            <text:p>486</text:p>
          </table:table-cell>
          <table:table-cell table:formula="of:=500-[.J14]" office:value-type="float" office:value="14" calcext:value-type="float">
            <text:p>14</text:p>
          </table:table-cell>
          <table:table-cell table:number-columns-repeated="9"/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string" calcext:value-type="string">
            <text:p>Magic Gubbinz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 table:number-columns-spanned="3" table:number-rows-spanned="1">
            <text:p>D6=4+ reroll magic difficulty test</text:p>
          </table:table-cell>
          <table:covered-table-cell table:number-columns-repeated="2"/>
          <table:table-cell table:formula="of:=[.$K$14]-[.C16]" office:value-type="float" office:value="-36" calcext:value-type="float">
            <text:p>-36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Spider Pois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 table:number-columns-spanned="3" table:number-rows-spanned="1">
            <text:p>Permanently add +1 to injury roll</text:p>
          </table:table-cell>
          <table:covered-table-cell table:number-columns-repeated="2"/>
          <table:table-cell table:formula="of:=[.$K$14]-[.C17]" office:value-type="float" office:value="-11" calcext:value-type="float">
            <text:p>-1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Blow pip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1; OOA on hit 6</text:p>
          </table:table-cell>
          <table:table-cell table:number-columns-repeated="2"/>
          <table:table-cell table:formula="of:=[.$K$14]-[.C18]" office:value-type="float" office:value="-11" calcext:value-type="float">
            <text:p>-11</text:p>
          </table:table-cell>
          <table:table-cell table:number-columns-repeated="13"/>
        </table:table-row>
        <table:table-row table:style-name="ro2" table:number-rows-repeated="2">
          <table:table-cell table:number-columns-repeated="20"/>
        </table:table-row>
        <table:table-row table:style-name="ro2">
          <table:table-cell office:value-type="string" calcext:value-type="string">
            <text:p>&lt;50%</text:p>
          </table:table-cell>
          <table:table-cell table:formula="of:=[.$C$14]+([.$C$14]*50%)" office:value-type="float" office:value="241.5" calcext:value-type="float">
            <text:p>241,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4]/2" office:value-type="float" office:value="80.5" calcext:value-type="float">
            <text:p>80,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&lt;75%</text:p>
          </table:table-cell>
          <table:table-cell table:formula="of:=[.$C$14]+([.$C$14]*75%)" office:value-type="float" office:value="281.75" calcext:value-type="float">
            <text:p>281,75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&lt;100%</text:p>
          </table:table-cell>
          <table:table-cell table:formula="of:=[.$C$14]+([.$C$14]*100%)"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&lt;150%</text:p>
          </table:table-cell>
          <table:table-cell table:formula="of:=[.$C$14]+([.$C$14]*150%)" office:value-type="float" office:value="402.5" calcext:value-type="float">
            <text:p>402,5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&lt;300%</text:p>
          </table:table-cell>
          <table:table-cell table:formula="of:=[.$C$14]+([.$C$14]*300%)" office:value-type="float" office:value="644" calcext:value-type="float">
            <text:p>644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2" table:number-rows-repeated="2">
          <table:table-cell table:number-columns-repeated="20"/>
        </table:table-row>
        <table:table-row table:style-name="ro4">
          <table:table-cell/>
          <table:table-cell office:value-type="string" calcext:value-type="string">
            <text:p>Compound short bow</text:p>
          </table:table-cell>
          <table:table-cell office:value-type="string" calcext:value-type="string">
            <text:p>2x 5 gc</text:p>
          </table:table-cell>
          <table:table-cell table:style-name="ce6" office:value-type="string" calcext:value-type="string">
            <text:p>+50% Reichweite, Strength of user</text:p>
          </table:table-cell>
          <table:table-cell table:number-columns-repeated="16"/>
        </table:table-row>
        <table:table-row table:style-name="ro2" table:number-rows-repeated="2">
          <table:table-cell table:number-columns-repeated="20"/>
        </table:table-row>
        <table:table-row table:style-name="ro2">
          <table:table-cell/>
          <table:table-cell office:value-type="string" calcext:value-type="string">
            <text:p>Spider Poison</text:p>
          </table:table-cell>
          <table:table-cell office:value-type="string" calcext:value-type="string">
            <text:p>Spear</text:p>
          </table:table-cell>
          <table:table-cell table:formula="of:=[.A5]" office:value-type="float" office:value="3" calcext:value-type="float">
            <text:p>3</text:p>
          </table:table-cell>
          <table:table-cell table:formula="of:=[.D31]*[.$C$17]" office:value-type="float" office:value="75" calcext:value-type="float">
            <text:p>75</text:p>
          </table:table-cell>
          <table:table-cell/>
          <table:table-cell office:value-type="string" calcext:value-type="string">
            <text:p>Mit den berittenen Einheiten auf Häuser klettern und dann die Feinde beschießen.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Short Bow</text:p>
          </table:table-cell>
          <table:table-cell table:formula="of:=[.A5]+[.A4]+[.A6]" office:value-type="float" office:value="4" calcext:value-type="float">
            <text:p>4</text:p>
          </table:table-cell>
          <table:table-cell table:formula="of:=[.D32]*[.$C$17]" office:value-type="float" office:value="100" calcext:value-type="float">
            <text:p>100</text:p>
          </table:table-cell>
          <table:table-cell/>
          <table:table-cell office:value-type="string" calcext:value-type="string">
            <text:p>Gigantic spider kaufen und dann den Boss drauf reiten lassen.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Banner</text:p>
          </table:table-cell>
          <table:table-cell table:formula="of:=[.A4]" office:value-type="float" office:value="1" calcext:value-type="float">
            <text:p>1</text:p>
          </table:table-cell>
          <table:table-cell table:formula="of:=[.D33]*[.$C$17]" office:value-type="float" office:value="25" calcext:value-type="float">
            <text:p>25</text:p>
          </table:table-cell>
          <table:table-cell/>
          <table:table-cell office:value-type="string" calcext:value-type="string">
            <text:p>Dann den Schamane auf eine Giant Spider setzen.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Thrown weapon</text:p>
          </table:table-cell>
          <table:table-cell table:formula="of:=[.A9]" office:value-type="float" office:value="0" calcext:value-type="float">
            <text:p>0</text:p>
          </table:table-cell>
          <table:table-cell table:formula="of:=[.D34]*[.$C$17]"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Club</text:p>
          </table:table-cell>
          <table:table-cell table:formula="of:=[.A10]" office:value-type="float" office:value="0" calcext:value-type="float">
            <text:p>0</text:p>
          </table:table-cell>
          <table:table-cell table:formula="of:=[.D35]*[.$C$17]" office:value-type="float" office:value="0" calcext:value-type="float">
            <text:p>0</text:p>
          </table:table-cell>
          <table:table-cell/>
          <table:table-cell office:value-type="string" calcext:value-type="string">
            <text:p>Sinnvolle rare items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Spider Poison</text:p>
          </table:table-cell>
          <table:table-cell table:formula="of:=[.D31]+[.D32]+[.D33]+[.D34]+[.D35]" office:value-type="float" office:value="8" calcext:value-type="float">
            <text:p>8</text:p>
          </table:table-cell>
          <table:table-cell table:formula="of:=[.C17]*[.D36]"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war horn (+1Ld)</text:p>
          </table:table-cell>
          <table:table-cell table:number-columns-repeated="12"/>
        </table:table-row>
        <table:table-row table:style-name="ro2">
          <table:table-cell table:number-columns-repeated="4"/>
          <table:table-cell table:formula="of:=SUM([.E31:.E36])" office:value-type="float" office:value="400" calcext:value-type="float">
            <text:p>400</text:p>
          </table:table-cell>
          <table:table-cell table:number-columns-repeated="2"/>
          <table:table-cell office:value-type="string" calcext:value-type="string">
            <text:p>rabbit foot (reroll a dice)</text:p>
          </table:table-cell>
          <table:table-cell table:number-columns-repeated="12"/>
        </table:table-row>
        <calcext:conditional-formats>
          <calcext:conditional-format calcext:target-range-address="Sheet1.J4:Sheet1.J1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K4:Sheet1.T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G4:Sheet1.G1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.00.0000</text:date>, <text:time style:data-style-name="N2" text:time-value="10:33:58.3533998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2:00:03.313566649</meta:creation-date>
    <dc:date>2019-03-27T10:36:43.452627471</dc:date>
    <meta:editing-duration>PT4H27M41S</meta:editing-duration>
    <meta:editing-cycles>60</meta:editing-cycles>
    <meta:generator>LibreOffice/6.0.7.3$Linux_X86_64 LibreOffice_project/00m0$Build-3</meta:generator>
    <meta:document-statistic meta:table-count="1" meta:cell-count="258" meta:object-count="0"/>
  </office:meta>
</office:document-meta>
</file>